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264in" table:align="left"/>
    </style:style>
    <style:style style:name="Table1.A" style:family="table-column">
      <style:table-column-properties style:column-width="0.4069in"/>
    </style:style>
    <style:style style:name="Table1.B" style:family="table-column">
      <style:table-column-properties style:column-width="5.0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069in"/>
    </style:style>
    <style:style style:name="Table2.B" style:family="table-column">
      <style:table-column-properties style:column-width="6.28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4174in" table:align="left"/>
    </style:style>
    <style:style style:name="Table3.A" style:family="table-column">
      <style:table-column-properties style:column-width="0.4069in"/>
    </style:style>
    <style:style style:name="Table3.B" style:family="table-column">
      <style:table-column-properties style:column-width="6.010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Text_20_body" style:list-style-name="L1"/>
    <style:style style:name="P3" style:family="paragraph" style:parent-style-name="Text_20_body" style:list-style-name="L7"/>
    <style:style style:name="P4" style:family="paragraph" style:parent-style-name="Text_20_body" style:list-style-name="L11"/>
    <style:style style:name="P5" style:family="paragraph" style:parent-style-name="Text_20_body">
      <style:text-properties style:text-line-through-style="none" style:text-line-through-type="none"/>
    </style:style>
    <style:style style:name="P6" style:family="paragraph" style:parent-style-name="Text_20_body" style:list-style-name="L2">
      <style:text-properties style:text-line-through-style="none" style:text-line-through-type="none"/>
    </style:style>
    <style:style style:name="P7" style:family="paragraph" style:parent-style-name="Text_20_body" style:list-style-name="L3">
      <style:text-properties style:text-line-through-style="none" style:text-line-through-type="none"/>
    </style:style>
    <style:style style:name="P8" style:family="paragraph" style:parent-style-name="Text_20_body" style:list-style-name="L4">
      <style:text-properties style:text-line-through-style="none" style:text-line-through-type="none"/>
    </style:style>
    <style:style style:name="P9" style:family="paragraph" style:parent-style-name="Text_20_body" style:list-style-name="L5">
      <style:text-properties style:text-line-through-style="none" style:text-line-through-type="none"/>
    </style:style>
    <style:style style:name="P10" style:family="paragraph" style:parent-style-name="Text_20_body">
      <style:text-properties style:text-line-through-style="none" style:text-line-through-type="none" fo:background-color="#fff200"/>
    </style:style>
    <style:style style:name="P11" style:family="paragraph" style:parent-style-name="Text_20_body" style:list-style-name="L6">
      <style:text-properties style:text-line-through-style="none" style:text-line-through-type="none" fo:background-color="#fff200"/>
    </style:style>
    <style:style style:name="P12" style:family="paragraph" style:parent-style-name="Text_20_body" style:list-style-name="L7">
      <style:text-properties style:text-line-through-style="none" style:text-line-through-type="none"/>
    </style:style>
    <style:style style:name="P13" style:family="paragraph" style:parent-style-name="Text_20_body" style:list-style-name="L8">
      <style:text-properties style:text-line-through-style="none" style:text-line-through-type="none"/>
    </style:style>
    <style:style style:name="P14" style:family="paragraph" style:parent-style-name="Text_20_body" style:list-style-name="L9">
      <style:text-properties style:text-line-through-style="none" style:text-line-through-type="none"/>
    </style:style>
    <style:style style:name="P15" style:family="paragraph" style:parent-style-name="Text_20_body" style:list-style-name="L10">
      <style:text-properties style:text-line-through-style="none" style:text-line-through-type="none"/>
    </style:style>
    <style:style style:name="P16" style:family="paragraph" style:parent-style-name="Text_20_body" style:list-style-name="L12">
      <style:text-properties style:text-line-through-style="none" style:text-line-through-type="none"/>
    </style:style>
    <style:style style:name="P17" style:family="paragraph" style:parent-style-name="Heading_20_2">
      <style:text-properties style:text-line-through-style="none" style:text-line-through-type="none"/>
    </style:style>
    <style:style style:name="P18" style:family="paragraph" style:parent-style-name="Table_20_Contents">
      <style:text-properties style:text-line-through-style="none" style:text-line-through-type="none"/>
    </style:style>
    <style:style style:name="P19" style:family="paragraph" style:parent-style-name="Heading_20_3">
      <style:text-properties style:text-line-through-style="none" style:text-line-through-type="none"/>
    </style:style>
    <style:style style:name="P20" style:family="paragraph" style:parent-style-name="Heading_20_4">
      <style:text-properties style:text-line-through-style="none" style:text-line-through-type="none"/>
    </style:style>
    <style:style style:name="P21" style:family="paragraph" style:parent-style-name="Heading_20_5">
      <style:text-properties style:text-line-through-style="none" style:text-line-through-type="none"/>
    </style:style>
    <style:style style:name="P22" style:family="paragraph" style:parent-style-name="Heading_20_5">
      <style:text-properties style:text-line-through-style="none" style:text-line-through-type="none" fo:background-color="#fff2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color="#21409a"/>
    </style:style>
    <style:style style:name="T6" style:family="text">
      <style:text-properties fo:color="#21409a" style:text-line-through-style="solid" style:text-line-through-type="single"/>
    </style:style>
    <style:style style:name="T7" style:family="text">
      <style:text-properties fo:color="#21409a" style:text-line-through-style="none" style:text-line-through-type="non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fo:background-color="#fff200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user-content-the-mission"/>The mission</text:h>
      <text:p text:style-name="Text_20_body"><text:span text:style-name="T8">The </text:span><text:span text:style-name="Emphasis"><text:span text:style-name="T8">COGIP</text:span></text:span><text:span text:style-name="T8"> is a company which we don’t know an all lot about apart that they produce </text:span><text:a xlink:type="simple" xlink:href="http://dai.ly/x3a51" text:style-name="Internet_20_link" text:visited-style-name="Visited_20_Internet_20_Link"><text:span text:style-name="T8">Jean-Michel toys</text:span></text:a><text:span text:style-name="T8"> and do </text:span><text:a xlink:type="simple" xlink:href="https://www.dailymotion.com/video/x68i87" text:style-name="Internet_20_link" text:visited-style-name="Visited_20_Internet_20_Link"><text:span text:style-name="T8">Pokemon exchange</text:span></text:a><text:span text:style-name="T8">. They also have incredible </text:span><text:a xlink:type="simple" xlink:href="https://www.dailymotion.com/video/xabck6" text:style-name="Internet_20_link" text:visited-style-name="Visited_20_Internet_20_Link"><text:span text:style-name="T8">employees</text:span></text:a><text:span text:style-name="T8"> within their rank.</text:span></text:p>
      <text:p text:style-name="Text_20_body"><text:span text:style-name="Emphasis"><text:span text:style-name="T8">Jean-Christian Ranu</text:span></text:span><text:span text:style-name="T8"> works in accounting at the </text:span><text:span text:style-name="Emphasis"><text:span text:style-name="T8">COGIP</text:span></text:span><text:span text:style-name="T8">. He has been using an old, ugly and incomplete software for years, making him go between it and excels sheet. </text:span><text:span text:style-name="Emphasis"><text:span text:style-name="T8">Jean-Christian</text:span></text:span><text:span text:style-name="T8"> like paella, crosswords and his coworker </text:span><text:span text:style-name="Emphasis"><text:span text:style-name="T8">Muriel Perrache</text:span></text:span><text:span text:style-name="T8">.</text:span></text:p>
      <text:p text:style-name="Text_20_body"><text:span text:style-name="T8">We propose that you code a </text:span><text:span text:style-name="Emphasis"><text:span text:style-name="T8">web application</text:span></text:span><text:span text:style-name="T8"> which will respond to the needs and desire of </text:span><text:span text:style-name="Emphasis"><text:span text:style-name="T8">Jean-Christian</text:span></text:span><text:span text:style-name="T8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Note</text:p>
          </table:table-cell>
          <table:table-cell table:style-name="Table1.A1" office:value-type="string">
            <text:p text:style-name="Table_20_Contents"><text:span text:style-name="T8">Don’t forget to add an </text:span><text:span text:style-name="Strong_20_Emphasis"><text:span text:style-name="T8">SQL file</text:span></text:span><text:span text:style-name="T8"> containing the structure in the repository. </text:span></text:p>
          </table:table-cell>
        </table:table-row>
      </table:table>
      <text:p text:style-name="P5">Tips</text:p>
      <text:list xml:id="list1806408695" text:style-name="L1">
        <text:list-item>
          <text:p text:style-name="P2"><text:span text:style-name="Strong_20_Emphasis"><text:span text:style-name="T8">Think about your strategy!</text:span></text:span><text:span text:style-name="T8"> What are you going to start with? The database? The SQL request? The connexion to the database? The design? You should all agree on the procedure.</text:span></text:p>
        </text:list-item>
        <text:list-item>
          <text:p text:style-name="P2"><text:span text:style-name="Strong_20_Emphasis"><text:span text:style-name="T8">You should all do some </text:span></text:span><text:span text:style-name="Strong_20_Emphasis"><text:span text:style-name="T9">CRUD</text:span></text:span><text:span text:style-name="T9">,</text:span><text:span text:style-name="T8"> you’re 3 and there is 3 types of documents to process (invoice, companies, people), just saying.</text:span></text:p>
        </text:list-item>
        <text:list-item>
          <text:p text:style-name="P2"><text:span text:style-name="Strong_20_Emphasis"><text:span text:style-name="T8">You should all read the briefing</text:span></text:span><text:span text:style-name="T8">, there are certainly informations you won’t have picked on your own and if it’s still unclear, ask the client (coaches). Understanding the vision of the client is also a big part of development.</text:span></text:p>
        </text:list-item>
        <text:list-item>
          <text:p text:style-name="P2"><text:span text:style-name="Strong_20_Emphasis"><text:span text:style-name="T8">Communication is important!</text:span></text:span><text:span text:style-name="T8"> Between the members of the group, with the client and even with other member of your startup.</text:span></text:p>
        </text:list-item>
      </text:list>
      <text:h text:style-name="P19" text:outline-level="3"><text:bookmark text:name="user-content-instructions"/>Instructions</text:h>
      <text:h text:style-name="P20" text:outline-level="4"><text:bookmark text:name="user-content-data-needed-by-jean-christian"/>Data needed by Jean-Christian</text:h>
      <text:h text:style-name="P21" text:outline-level="5"><text:bookmark text:name="user-content-tables"/>Tables</text:h>
      <text:p text:style-name="Text_20_body"><text:span text:style-name="T8">Some information must be into the database an </text:span><text:span text:style-name="Strong_20_Emphasis"><text:span text:style-name="T8">it is not negotiable</text:span></text:span><text:span text:style-name="T8">: the data relating to people, companies and invoices. All this divided into four tables.</text:span></text:p>
      <text:p text:style-name="P5">For the people, we will need:</text:p>
      <text:list xml:id="list1889333092" text:style-name="L2">
        <text:list-item>
          <text:p text:style-name="P6">their first name</text:p>
        </text:list-item>
        <text:list-item>
          <text:p text:style-name="P6">their last name</text:p>
        </text:list-item>
        <text:list-item>
          <text:p text:style-name="P6">their email</text:p>
        </text:list-item>
      </text:list>
      <text:p text:style-name="P5">For companies, we will need:</text:p>
      <text:list xml:id="list2843392304" text:style-name="L3">
        <text:list-item>
          <text:p text:style-name="P7">name of the company</text:p>
        </text:list-item>
        <text:list-item>
          <text:p text:style-name="P7">its country</text:p>
        </text:list-item>
        <text:list-item>
          <text:p text:style-name="P7">VAT number</text:p>
        </text:list-item>
      </text:list>
      <text:p text:style-name="P5">For invoices, we will need:</text:p>
      <text:list xml:id="list1147542771" text:style-name="L4">
        <text:list-item>
          <text:p text:style-name="P8">number of the invoice</text:p>
        </text:list-item>
        <text:list-item>
          <text:p text:style-name="P8"><text:soft-page-break/>date of the invoice</text:p>
        </text:list-item>
      </text:list>
      <text:p text:style-name="P5">For the type of company:</text:p>
      <text:list xml:id="list175481118" text:style-name="L5">
        <text:list-item>
          <text:p text:style-name="P9">the type (either client or provider)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Note</text:p>
          </table:table-cell>
          <table:table-cell table:style-name="Table2.A1" office:value-type="string">
            <text:p text:style-name="Table_20_Contents"><text:span text:style-name="T8">For clarity sake, a company of type </text:span><text:span text:style-name="Emphasis"><text:span text:style-name="T8">client</text:span></text:span><text:span text:style-name="T8"> would buy something from the </text:span><text:span text:style-name="Emphasis"><text:span text:style-name="T8">COGIP</text:span></text:span><text:span text:style-name="T8">, we’ll send them an invoice, while a </text:span><text:span text:style-name="Emphasis"><text:span text:style-name="T8">provider</text:span></text:span><text:span text:style-name="T8"> company is one the </text:span><text:span text:style-name="Emphasis"><text:span text:style-name="T8">COGIP</text:span></text:span><text:span text:style-name="T8"> buys stuff from (products or services). </text:span></text:p>
          </table:table-cell>
        </table:table-row>
      </table:table>
      <text:h text:style-name="P22" text:outline-level="5"><text:bookmark text:name="user-content-relations"/>Relations</text:h>
      <text:p text:style-name="P10">The relations between the table would be as follow:</text:p>
      <text:list xml:id="list1719046938" text:style-name="L6">
        <text:list-item>
          <text:p text:style-name="P11">company --- type</text:p>
        </text:list-item>
        <text:list-item>
          <text:p text:style-name="P11">company --- invoice</text:p>
        </text:list-item>
        <text:list-item>
          <text:p text:style-name="P11">people --- invoice</text:p>
        </text:list-item>
        <text:list-item>
          <text:p text:style-name="P11">people --- company</text:p>
        </text:list-item>
      </text:list>
      <text:h text:style-name="P20" text:outline-level="4"><text:bookmark text:name="user-content-the-application-for-ranu"/>The application for Ranu</text:h>
      <text:h text:style-name="P21" text:outline-level="5"><text:bookmark text:name="user-content-welcome-page"/>Welcome page</text:h>
      <text:p text:style-name="P5">The welcome page should display:</text:p>
      <text:list xml:id="list2138964199" text:style-name="L7">
        <text:list-item>
          <text:p text:style-name="P3"><text:span text:style-name="T7">a welcome message for </text:span><text:span text:style-name="Emphasis"><text:span text:style-name="T7">Jean-Christian Ranu</text:span></text:span><text:span text:style-name="T7"> (if logged in)</text:span></text:p>
        </text:list-item>
        <text:list-item>
          <text:p text:style-name="P12">the list of the last 5 invoices, ordered by date</text:p>
        </text:list-item>
        <text:list-item>
          <text:p text:style-name="P12">the list of the last 5 people encoded in the database</text:p>
        </text:list-item>
        <text:list-item>
          <text:p text:style-name="P12">the list of the last 5 companies encoded in the database</text:p>
        </text:list-item>
        <text:list-item>
          <text:p text:style-name="P12">a link to the providers page</text:p>
        </text:list-item>
        <text:list-item>
          <text:p text:style-name="P12">a link to the client page</text:p>
        </text:list-item>
      </text:list>
      <text:h text:style-name="P21" text:outline-level="5"><text:bookmark text:name="user-content-companies-page"/>Companies page</text:h>
      <text:p text:style-name="Text_20_body"><text:span text:style-name="T8">This page will </text:span><text:span text:style-name="Strong_20_Emphasis"><text:span text:style-name="T8">display a list</text:span></text:span><text:span text:style-name="T8"> of all </text:span><text:span text:style-name="Emphasis"><text:span text:style-name="T8">companies</text:span></text:span><text:span text:style-name="T8"> in alphabetical order. The name of the company will be a link to a new page </text:span><text:span text:style-name="Strong_20_Emphasis"><text:span text:style-name="T8">detailing</text:span></text:span><text:span text:style-name="T8"> the company, the content will be generated with the </text:span><text:span text:style-name="Emphasis"><text:span text:style-name="T8">ID</text:span></text:span><text:span text:style-name="T8"> of the chosen company.</text:span></text:p>
      <text:h text:style-name="P21" text:outline-level="5"><text:bookmark text:name="user-content-invoices-page"/>Invoices page</text:h>
      <text:p text:style-name="Text_20_body"><text:span text:style-name="T8">This page will </text:span><text:span text:style-name="Strong_20_Emphasis"><text:span text:style-name="T8">display a list</text:span></text:span><text:span text:style-name="T8"> of all the </text:span><text:span text:style-name="Emphasis"><text:span text:style-name="T8">invoices</text:span></text:span><text:span text:style-name="T8"> from the most recent to the oldest. Each invoice number will be a link to a new page </text:span><text:span text:style-name="Strong_20_Emphasis"><text:span text:style-name="T8">detailing</text:span></text:span><text:span text:style-name="T8"> the invoice, the content will be generated with the </text:span><text:span text:style-name="Emphasis"><text:span text:style-name="T8">ID</text:span></text:span><text:span text:style-name="T8"> of the chosen invoice.</text:span></text:p>
      <text:h text:style-name="P21" text:outline-level="5"><text:bookmark text:name="user-content-contacts-page"/>Contacts page</text:h>
      <text:p text:style-name="Text_20_body"><text:span text:style-name="T8">This page will </text:span><text:span text:style-name="Strong_20_Emphasis"><text:span text:style-name="T8">display a list</text:span></text:span><text:span text:style-name="T8"> of all the </text:span><text:span text:style-name="Emphasis"><text:span text:style-name="T8">contacts</text:span></text:span><text:span text:style-name="T8"> in alphabetical order. Each contact name will be a link to a new page </text:span><text:span text:style-name="Strong_20_Emphasis"><text:span text:style-name="T8">detailing</text:span></text:span><text:span text:style-name="T8"> the contact, the content will be generated with the </text:span><text:span text:style-name="Emphasis"><text:span text:style-name="T8">ID</text:span></text:span><text:span text:style-name="T8"> of the chosen contact.</text:span></text:p>
      <text:h text:style-name="P21" text:outline-level="5"><text:bookmark text:name="user-content-providers-page"/><text:soft-page-break/>Providers page</text:h>
      <text:p text:style-name="Text_20_body"><text:span text:style-name="T8">This page will </text:span><text:span text:style-name="Strong_20_Emphasis"><text:span text:style-name="T8">display a list</text:span></text:span><text:span text:style-name="T8"> of all </text:span><text:span text:style-name="Emphasis"><text:span text:style-name="T8">providers</text:span></text:span><text:span text:style-name="T8"> in alphabetical order. The name of the provider will be a link to a new page </text:span><text:span text:style-name="Strong_20_Emphasis"><text:span text:style-name="T8">detailing</text:span></text:span><text:span text:style-name="T8"> the provider, the content will be generated with the </text:span><text:span text:style-name="Emphasis"><text:span text:style-name="T8">ID</text:span></text:span><text:span text:style-name="T8"> of the chosen provider. (</text:span><text:span text:style-name="Emphasis"><text:span text:style-name="T8">same detailing page as for companies</text:span></text:span><text:span text:style-name="T8">)</text:span></text:p>
      <text:h text:style-name="P21" text:outline-level="5"><text:bookmark text:name="user-content-clients-page"/>Clients page</text:h>
      <text:p text:style-name="Text_20_body"><text:span text:style-name="T8">This page will </text:span><text:span text:style-name="Strong_20_Emphasis"><text:span text:style-name="T8">display a list</text:span></text:span><text:span text:style-name="T8"> of all the </text:span><text:span text:style-name="Emphasis"><text:span text:style-name="T8">clients</text:span></text:span><text:span text:style-name="T8"> in alphabetical order. Each client name will be a link to a new page </text:span><text:span text:style-name="Strong_20_Emphasis"><text:span text:style-name="T8">detailing</text:span></text:span><text:span text:style-name="T8"> the contact, the content will be generated with the </text:span><text:span text:style-name="Emphasis"><text:span text:style-name="T8">ID</text:span></text:span><text:span text:style-name="T8"> of the chosen contact. (</text:span><text:span text:style-name="Emphasis"><text:span text:style-name="T8">same detailing page as for contacts</text:span></text:span><text:span text:style-name="T8">)</text:span></text:p>
      <text:h text:style-name="P21" text:outline-level="5"><text:bookmark text:name="user-content-company-details-page"/>Company details page</text:h>
      <text:p text:style-name="P5">This page will display the following informations:</text:p>
      <text:list xml:id="list508690416" text:style-name="L8">
        <text:list-item>
          <text:p text:style-name="P13">name of the company</text:p>
        </text:list-item>
        <text:list-item>
          <text:p text:style-name="P13">VAT number of the company</text:p>
        </text:list-item>
        <text:list-item>
          <text:p text:style-name="P13">list of invoices linked to the company</text:p>
        </text:list-item>
        <text:list-item>
          <text:p text:style-name="P13">list of contacts working for the company</text:p>
        </text:list-item>
      </text:list>
      <text:h text:style-name="P21" text:outline-level="5"><text:bookmark text:name="user-content-invoice-details-page"/>Invoice details page</text:h>
      <text:p text:style-name="P5">This page will display the following informations:</text:p>
      <text:list xml:id="list2160785615" text:style-name="L9">
        <text:list-item>
          <text:p text:style-name="P14">number</text:p>
        </text:list-item>
        <text:list-item>
          <text:p text:style-name="P14">date</text:p>
        </text:list-item>
        <text:list-item>
          <text:p text:style-name="P14">company linked to the invoice</text:p>
        </text:list-item>
        <text:list-item>
          <text:p text:style-name="P14">type of company linked the invoice (provider or client)</text:p>
        </text:list-item>
        <text:list-item>
          <text:p text:style-name="P14">contact linked to the invoice</text:p>
        </text:list-item>
      </text:list>
      <text:h text:style-name="P21" text:outline-level="5"><text:bookmark text:name="user-content-contact-details-page"/>Contact details page</text:h>
      <text:p text:style-name="P5">This page will display the following informations:</text:p>
      <text:list xml:id="list2434059846" text:style-name="L10">
        <text:list-item>
          <text:p text:style-name="P15">first and last name</text:p>
        </text:list-item>
        <text:list-item>
          <text:p text:style-name="P15">email</text:p>
        </text:list-item>
        <text:list-item>
          <text:p text:style-name="P15">name of the company where the person works</text:p>
        </text:list-item>
        <text:list-item>
          <text:p text:style-name="P15">the list of all invoices linked to that person</text:p>
        </text:list-item>
      </text:list>
      <text:h text:style-name="P20" text:outline-level="4"><text:bookmark text:name="user-content-administration-part-for-ranu"/>Administration part for Ranu</text:h>
      <text:h text:style-name="P21" text:outline-level="5"><text:bookmark text:name="user-content-informations"/>Informations</text:h>
      <text:p text:style-name="Text_20_body"><text:span text:style-name="T8">Make it so the parameter in the </text:span><text:span text:style-name="Emphasis"><text:span text:style-name="T8">URL</text:span></text:span><text:span text:style-name="T8"> are </text:span><text:span text:style-name="Strong_20_Emphasis"><text:span text:style-name="T8">not the same</text:span></text:span><text:span text:style-name="T8"> as the name of the </text:span><text:span text:style-name="Emphasis"><text:span text:style-name="T8">PHP file</text:span></text:span><text:span text:style-name="T8">.</text:span></text:p>
      <text:p text:style-name="Text_20_body"><text:span text:style-name="T8">For example: imagine a website with an URL to modify a recipe which would be </text:span><text:span text:style-name="Source_20_Text"><text:span text:style-name="T8">recettes.com/?modifplat=17</text:span></text:span><text:span text:style-name="T8"> but which would actually call a file named </text:span><text:span text:style-name="Emphasis"><text:span text:style-name="T8">updaterecipe.php</text:span></text:span><text:span text:style-name="T8">.</text:span></text:p>
      <text:h text:style-name="P21" text:outline-level="5"><text:bookmark text:name="user-content-what-does-ranu-need"/><text:soft-page-break/>What does Ranu need?</text:h>
      <text:p text:style-name="Text_20_body"><text:span text:style-name="T8">Once you have done the </text:span><text:span text:style-name="Emphasis"><text:span text:style-name="T8">consultation</text:span></text:span><text:span text:style-name="T8"> part of the accounting database for </text:span><text:span text:style-name="Emphasis"><text:span text:style-name="T8">Jean-Christian</text:span></text:span><text:span text:style-name="T8">, you will have to create an interface of administration from which he’ll be able to input, modify and delete data.</text:span></text:p>
      <text:p text:style-name="Text_20_body"><text:span text:style-name="T8">He will need a </text:span><text:span text:style-name="Strong_20_Emphasis"><text:span text:style-name="T8">dashboard</text:span></text:span><text:span text:style-name="T8"> in which he will have a direct access to the:</text:span></text:p>
      <text:list xml:id="list2322423010" text:style-name="L11">
        <text:list-item>
          <text:p text:style-name="P4"><text:span text:style-name="T8">five last invoices (</text:span><text:span text:style-name="Emphasis"><text:span text:style-name="T8">number invoice, date, company</text:span></text:span><text:span text:style-name="T8">), by clicking the invoice number or the company, he will be able to edit them.</text:span></text:p>
        </text:list-item>
        <text:list-item>
          <text:p text:style-name="P4"><text:span text:style-name="T8">five last companies (</text:span><text:span text:style-name="Emphasis"><text:span text:style-name="T8">company name, its type</text:span></text:span><text:span text:style-name="T8">), by clicking the invoice the company name, he will be able to edit them.</text:span></text:p>
        </text:list-item>
        <text:list-item>
          <text:p text:style-name="P4"><text:span text:style-name="T8">five last contact (</text:span><text:span text:style-name="Emphasis"><text:span text:style-name="T8">first and last name, email, company name</text:span></text:span><text:span text:style-name="T8">), by clicking the contact name, the invoice number or the company name, he will be able to edit them.</text:span></text:p>
        </text:list-item>
      </text:list>
      <text:p text:style-name="Text_20_body"><text:span text:style-name="T8">On the same line as each element there should also be an </text:span><text:span text:style-name="Strong_20_Emphasis"><text:span text:style-name="T8">bin icon</text:span></text:span><text:span text:style-name="T8"> to delete it.</text:span></text:p>
      <text:p text:style-name="P5">With the help of button there should also be quick access to:</text:p>
      <text:list xml:id="list1961827541" text:style-name="L12">
        <text:list-item>
          <text:p text:style-name="P16">new invoice</text:p>
        </text:list-item>
        <text:list-item>
          <text:p text:style-name="P16">new contact</text:p>
        </text:list-item>
        <text:list-item>
          <text:p text:style-name="P16">new company</text:p>
        </text:list-item>
      </text:list>
      <text:p text:style-name="Text_20_body"><text:span text:style-name="T8">There must also be a custom message on the </text:span><text:span text:style-name="Emphasis"><text:span text:style-name="T8">welcome page</text:span></text:span><text:span text:style-name="T8"> depending if </text:span><text:span text:style-name="Emphasis"><text:span text:style-name="T8">Muriel</text:span></text:span><text:span text:style-name="T8"> or </text:span><text:span text:style-name="Emphasis"><text:span text:style-name="T8">Jean-christian</text:span></text:span><text:span text:style-name="T8"> is connected.</text:span></text:p>
      <text:p text:style-name="Text_20_body"><text:span text:style-name="T8">If the user as </text:span><text:span text:style-name="Strong_20_Emphasis"><text:span text:style-name="T8">god mode</text:span></text:span><text:span text:style-name="T8"> access (by default: </text:span><text:span text:style-name="Emphasis"><text:span text:style-name="T8">Jean-Christian</text:span></text:span><text:span text:style-name="T8"> as it, his password is his last name) he will also have access to a button to manage the users. This button will lead him to a dashboard showing the </text:span><text:span text:style-name="Strong_20_Emphasis"><text:span text:style-name="T8">connected users</text:span></text:span><text:span text:style-name="T8">, their </text:span><text:span text:style-name="Strong_20_Emphasis"><text:span text:style-name="T8">access right</text:span></text:span><text:span text:style-name="T8"> and the power to modify them.</text:span></text:p>
      <text:p text:style-name="Text_20_body"><text:span text:style-name="T8">If the user as </text:span><text:span text:style-name="Strong_20_Emphasis"><text:span text:style-name="T8">moderator</text:span></text:span><text:span text:style-name="T8"> access (by default: </text:span><text:span text:style-name="Emphasis"><text:span text:style-name="T8">Muriel</text:span></text:span><text:span text:style-name="T8">, her password is her last name) he will have access to the admin dashboard, he can add </text:span><text:span text:style-name="Strong_20_Emphasis"><text:span text:style-name="T8">invoices</text:span></text:span><text:span text:style-name="T8">, </text:span><text:span text:style-name="Strong_20_Emphasis"><text:span text:style-name="T8">companies</text:span></text:span><text:span text:style-name="T8"> and </text:span><text:span text:style-name="Strong_20_Emphasis"><text:span text:style-name="T8">people</text:span></text:span><text:span text:style-name="T8"> but can’t either modify or delete elements from the database.</text:span></text:p>
      <text:h text:style-name="P20" text:outline-level="4"><text:bookmark text:name="user-content-still-unclear"/>Still unclear?</text:h>
      <text:p text:style-name="Text_20_body"><text:span text:style-name="T8">This </text:span><text:a xlink:type="simple" xlink:href="https://github.com/becodeorg/BXL-Johnson-4.14/blob/master/06-PHP/cogip/mockup.adoc" text:style-name="Internet_20_link" text:visited-style-name="Visited_20_Internet_20_Link"><text:span text:style-name="T8">file</text:span></text:a><text:span text:style-name="T8"> resumes (with an ugly design) the pages and what they should contain.</text:span></text:p>
      <text:h text:style-name="P19" text:outline-level="3"><text:bookmark text:name="user-content-optional"/>Optional</text:h>
      <text:p text:style-name="Text_20_body"><text:span text:style-name="T8">Realise a nice and modern design for our friend </text:span><text:span text:style-name="Emphasis"><text:span text:style-name="T8">Jean-Christian</text:span></text:span><text:span text:style-name="T8">. Let’s not forget that he as been in accounting at the </text:span><text:span text:style-name="Emphasis"><text:span text:style-name="T8">COGIP</text:span></text:span><text:span text:style-name="T8"> for more than 20 years! It’s high time to change his habits and make him enter the 21st century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Note</text:p>
          </table:table-cell>
          <table:table-cell table:style-name="Table3.A1" office:value-type="string">
            <text:p text:style-name="Table_20_Contents"><text:span text:style-name="T8">It is imperative however that the slogan of the </text:span><text:span text:style-name="Emphasis"><text:span text:style-name="T8">COGIP</text:span></text:span><text:span text:style-name="T8"> (</text:span><text:span text:style-name="Emphasis"><text:span text:style-name="T8">vive la COGIP!</text:span></text:span><text:span text:style-name="T8">) be in the footer.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9:19:09.443180603</meta:creation-date>
    <dc:date>2019-10-30T17:31:42.962589278</dc:date>
    <meta:editing-duration>P2DT6H41M31S</meta:editing-duration>
    <meta:editing-cycles>1</meta:editing-cycles>
    <meta:document-statistic meta:table-count="3" meta:image-count="0" meta:object-count="0" meta:page-count="4" meta:paragraph-count="98" meta:word-count="1171" meta:character-count="6379" meta:non-whitespace-character-count="5345"/>
    <meta:generator>LibreOffice/6.0.7.3$Linux_X86_64 LibreOffice_project/00m0$Build-3</meta:generator>
  </office:meta>
</office:document-meta>
</file>